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Jessy</text:p>
          </table:table-cell>
          <table:table-cell table:formula="of:=CONCATENATE(&quot;mv &quot;; [.A1];&quot;.pdf&quot;;&quot; &quot;;[.B1];&quot;.pdf&quot;)" office:value-type="string" office:string-value="mv 01.pdf Jessy.pdf" calcext:value-type="string">
            <text:p>mv 01.pdf Jessy.pdf</text:p>
          </table:table-cell>
          <table:table-cell/>
          <table:table-cell table:formula="of:=CONCATENATE(&quot;[&quot;;[.B1];&quot;]&quot;;&quot;(&quot;;&quot;https://gotmax23.github.io/8G-Bingo-Cards/cards/&quot;;[.A1];&quot;.pdf)&quot;)" office:value-type="string" office:string-value="[Jessy](https://gotmax23.github.io/8G-Bingo-Cards/cards/01.pdf)" calcext:value-type="string">
            <text:p>[Jessy](https://gotmax23.github.io/8G-Bingo-Cards/cards/01.pdf)</text:p>
          </table:table-cell>
          <table:table-cell table:number-columns-repeated="4"/>
          <table:table-cell office:value-type="string" calcext:value-type="string">
            <text:p>rename 's/Hoddesden/Hoddesdan/' *.jpg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dina</text:p>
          </table:table-cell>
          <table:table-cell table:formula="of:=CONCATENATE(&quot;mv &quot;; [.A2];&quot;.pdf&quot;;&quot; &quot;;[.B2];&quot;.pdf&quot;)" office:value-type="string" office:string-value="mv 02.pdf Adina.pdf" calcext:value-type="string">
            <text:p>mv 02.pdf Adina.pdf</text:p>
          </table:table-cell>
          <table:table-cell/>
          <table:table-cell table:formula="of:=CONCATENATE(&quot;[&quot;;[.B2];&quot;]&quot;;&quot;(&quot;;&quot;https://gotmax23.github.io/8G-Bingo-Cards/cards/&quot;;[.A2];&quot;.pdf)&quot;)" office:value-type="string" office:string-value="[Adina](https://gotmax23.github.io/8G-Bingo-Cards/cards/02.pdf)" calcext:value-type="string">
            <text:p>[Adina](https://gotmax23.github.io/8G-Bingo-Cards/cards/02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Mia B</text:p>
          </table:table-cell>
          <table:table-cell table:formula="of:=CONCATENATE(&quot;mv &quot;; [.A3];&quot;.pdf&quot;;&quot; &quot;;[.B3];&quot;.pdf&quot;)" office:value-type="string" office:string-value="mv 03.pdf Mia B.pdf" calcext:value-type="string">
            <text:p>mv 03.pdf Mia B.pdf</text:p>
          </table:table-cell>
          <table:table-cell/>
          <table:table-cell table:formula="of:=CONCATENATE(&quot;[&quot;;[.B3];&quot;]&quot;;&quot;(&quot;;&quot;https://gotmax23.github.io/8G-Bingo-Cards/cards/&quot;;[.A3];&quot;.pdf)&quot;)" office:value-type="string" office:string-value="[Mia B](https://gotmax23.github.io/8G-Bingo-Cards/cards/03.pdf)" calcext:value-type="string">
            <text:p>[Mia B](https://gotmax23.github.io/8G-Bingo-Cards/cards/03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Samara</text:p>
          </table:table-cell>
          <table:table-cell table:formula="of:=CONCATENATE(&quot;mv &quot;; [.A4];&quot;.pdf&quot;;&quot; &quot;;[.B4];&quot;.pdf&quot;)" office:value-type="string" office:string-value="mv 04.pdf Samara.pdf" calcext:value-type="string">
            <text:p>mv 04.pdf Samara.pdf</text:p>
          </table:table-cell>
          <table:table-cell/>
          <table:table-cell table:formula="of:=CONCATENATE(&quot;[&quot;;[.B4];&quot;]&quot;;&quot;(&quot;;&quot;https://gotmax23.github.io/8G-Bingo-Cards/cards/&quot;;[.A4];&quot;.pdf)&quot;)" office:value-type="string" office:string-value="[Samara](https://gotmax23.github.io/8G-Bingo-Cards/cards/04.pdf)" calcext:value-type="string">
            <text:p>[Samara](https://gotmax23.github.io/8G-Bingo-Cards/cards/04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Adi</text:p>
          </table:table-cell>
          <table:table-cell table:formula="of:=CONCATENATE(&quot;mv &quot;; [.A5];&quot;.pdf&quot;;&quot; &quot;;[.B5];&quot;.pdf&quot;)" office:value-type="string" office:string-value="mv 05.pdf Adi.pdf" calcext:value-type="string">
            <text:p>mv 05.pdf Adi.pdf</text:p>
          </table:table-cell>
          <table:table-cell/>
          <table:table-cell table:formula="of:=CONCATENATE(&quot;[&quot;;[.B5];&quot;]&quot;;&quot;(&quot;;&quot;https://gotmax23.github.io/8G-Bingo-Cards/cards/&quot;;[.A5];&quot;.pdf)&quot;)" office:value-type="string" office:string-value="[Adi](https://gotmax23.github.io/8G-Bingo-Cards/cards/05.pdf)" calcext:value-type="string">
            <text:p>[Adi](https://gotmax23.github.io/8G-Bingo-Cards/cards/05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Peyton</text:p>
          </table:table-cell>
          <table:table-cell table:formula="of:=CONCATENATE(&quot;mv &quot;; [.A6];&quot;.pdf&quot;;&quot; &quot;;[.B6];&quot;.pdf&quot;)" office:value-type="string" office:string-value="mv 06.pdf Peyton.pdf" calcext:value-type="string">
            <text:p>mv 06.pdf Peyton.pdf</text:p>
          </table:table-cell>
          <table:table-cell/>
          <table:table-cell table:formula="of:=CONCATENATE(&quot;[&quot;;[.B6];&quot;]&quot;;&quot;(&quot;;&quot;https://gotmax23.github.io/8G-Bingo-Cards/cards/&quot;;[.A6];&quot;.pdf)&quot;)" office:value-type="string" office:string-value="[Peyton](https://gotmax23.github.io/8G-Bingo-Cards/cards/06.pdf)" calcext:value-type="string">
            <text:p>[Peyton](https://gotmax23.github.io/8G-Bingo-Cards/cards/06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Asher</text:p>
          </table:table-cell>
          <table:table-cell table:formula="of:=CONCATENATE(&quot;mv &quot;; [.A7];&quot;.pdf&quot;;&quot; &quot;;[.B7];&quot;.pdf&quot;)" office:value-type="string" office:string-value="mv 07.pdf Asher.pdf" calcext:value-type="string">
            <text:p>mv 07.pdf Asher.pdf</text:p>
          </table:table-cell>
          <table:table-cell/>
          <table:table-cell table:formula="of:=CONCATENATE(&quot;[&quot;;[.B7];&quot;]&quot;;&quot;(&quot;;&quot;https://gotmax23.github.io/8G-Bingo-Cards/cards/&quot;;[.A7];&quot;.pdf)&quot;)" office:value-type="string" office:string-value="[Asher](https://gotmax23.github.io/8G-Bingo-Cards/cards/07.pdf)" calcext:value-type="string">
            <text:p>[Asher](https://gotmax23.github.io/8G-Bingo-Cards/cards/07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Davita</text:p>
          </table:table-cell>
          <table:table-cell table:formula="of:=CONCATENATE(&quot;mv &quot;; [.A8];&quot;.pdf&quot;;&quot; &quot;;[.B8];&quot;.pdf&quot;)" office:value-type="string" office:string-value="mv 08.pdf Davita.pdf" calcext:value-type="string">
            <text:p>mv 08.pdf Davita.pdf</text:p>
          </table:table-cell>
          <table:table-cell/>
          <table:table-cell table:formula="of:=CONCATENATE(&quot;[&quot;;[.B8];&quot;]&quot;;&quot;(&quot;;&quot;https://gotmax23.github.io/8G-Bingo-Cards/cards/&quot;;[.A8];&quot;.pdf)&quot;)" office:value-type="string" office:string-value="[Davita](https://gotmax23.github.io/8G-Bingo-Cards/cards/08.pdf)" calcext:value-type="string">
            <text:p>[Davita](https://gotmax23.github.io/8G-Bingo-Cards/cards/08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Nati</text:p>
          </table:table-cell>
          <table:table-cell table:formula="of:=CONCATENATE(&quot;mv &quot;; [.A9];&quot;.pdf&quot;;&quot; &quot;;[.B9];&quot;.pdf&quot;)" office:value-type="string" office:string-value="mv 09.pdf Nati.pdf" calcext:value-type="string">
            <text:p>mv 09.pdf Nati.pdf</text:p>
          </table:table-cell>
          <table:table-cell/>
          <table:table-cell table:formula="of:=CONCATENATE(&quot;[&quot;;[.B9];&quot;]&quot;;&quot;(&quot;;&quot;https://gotmax23.github.io/8G-Bingo-Cards/cards/&quot;;[.A9];&quot;.pdf)&quot;)" office:value-type="string" office:string-value="[Nati](https://gotmax23.github.io/8G-Bingo-Cards/cards/09.pdf)" calcext:value-type="string">
            <text:p>[Nati](https://gotmax23.github.io/8G-Bingo-Cards/cards/09.pdf)</text:p>
          </table:table-cell>
          <table:table-cell table:number-columns-repeated="5"/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string" calcext:value-type="string">
            <text:p>Mia Feinberg</text:p>
          </table:table-cell>
          <table:table-cell table:formula="of:=CONCATENATE(&quot;mv &quot;; [.A10];&quot;.pdf&quot;;&quot; &quot;;[.B10];&quot;.pdf&quot;)" office:value-type="string" office:string-value="mv 10.pdf Mia Feinberg.pdf" calcext:value-type="string">
            <text:p>mv 10.pdf Mia Feinberg.pdf</text:p>
          </table:table-cell>
          <table:table-cell/>
          <table:table-cell table:formula="of:=CONCATENATE(&quot;[&quot;;[.B10];&quot;]&quot;;&quot;(&quot;;&quot;https://gotmax23.github.io/8G-Bingo-Cards/cards/&quot;;[.A10];&quot;.pdf)&quot;)" office:value-type="string" office:string-value="[Mia Feinberg](https://gotmax23.github.io/8G-Bingo-Cards/cards/10.pdf)" calcext:value-type="string">
            <text:p>[Mia Feinberg](https://gotmax23.github.io/8G-Bingo-Cards/cards/10.pdf)</text:p>
          </table:table-cell>
          <table:table-cell table:number-columns-repeated="5"/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office:value-type="string" calcext:value-type="string">
            <text:p>Dalya</text:p>
          </table:table-cell>
          <table:table-cell table:formula="of:=CONCATENATE(&quot;mv &quot;; [.A11];&quot;.pdf&quot;;&quot; &quot;;[.B11];&quot;.pdf&quot;)" office:value-type="string" office:string-value="mv 11.pdf Dalya.pdf" calcext:value-type="string">
            <text:p>mv 11.pdf Dalya.pdf</text:p>
          </table:table-cell>
          <table:table-cell/>
          <table:table-cell table:formula="of:=CONCATENATE(&quot;[&quot;;[.B11];&quot;]&quot;;&quot;(&quot;;&quot;https://gotmax23.github.io/8G-Bingo-Cards/cards/&quot;;[.A11];&quot;.pdf)&quot;)" office:value-type="string" office:string-value="[Dalya](https://gotmax23.github.io/8G-Bingo-Cards/cards/11.pdf)" calcext:value-type="string">
            <text:p>[Dalya](https://gotmax23.github.io/8G-Bingo-Cards/cards/11.pdf)</text:p>
          </table:table-cell>
          <table:table-cell table:number-columns-repeated="5"/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string" calcext:value-type="string">
            <text:p>Mia Friedland</text:p>
          </table:table-cell>
          <table:table-cell table:formula="of:=CONCATENATE(&quot;mv &quot;; [.A12];&quot;.pdf&quot;;&quot; &quot;;[.B12];&quot;.pdf&quot;)" office:value-type="string" office:string-value="mv 12.pdf Mia Friedland.pdf" calcext:value-type="string">
            <text:p>mv 12.pdf Mia Friedland.pdf</text:p>
          </table:table-cell>
          <table:table-cell/>
          <table:table-cell table:formula="of:=CONCATENATE(&quot;[&quot;;[.B12];&quot;]&quot;;&quot;(&quot;;&quot;https://gotmax23.github.io/8G-Bingo-Cards/cards/&quot;;[.A12];&quot;.pdf)&quot;)" office:value-type="string" office:string-value="[Mia Friedland](https://gotmax23.github.io/8G-Bingo-Cards/cards/12.pdf)" calcext:value-type="string">
            <text:p>[Mia Friedland](https://gotmax23.github.io/8G-Bingo-Cards/cards/12.pdf)</text:p>
          </table:table-cell>
          <table:table-cell table:number-columns-repeated="5"/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office:value-type="string" calcext:value-type="string">
            <text:p>Catie</text:p>
          </table:table-cell>
          <table:table-cell table:formula="of:=CONCATENATE(&quot;mv &quot;; [.A13];&quot;.pdf&quot;;&quot; &quot;;[.B13];&quot;.pdf&quot;)" office:value-type="string" office:string-value="mv 13.pdf Catie.pdf" calcext:value-type="string">
            <text:p>mv 13.pdf Catie.pdf</text:p>
          </table:table-cell>
          <table:table-cell/>
          <table:table-cell table:formula="of:=CONCATENATE(&quot;[&quot;;[.B13];&quot;]&quot;;&quot;(&quot;;&quot;https://gotmax23.github.io/8G-Bingo-Cards/cards/&quot;;[.A13];&quot;.pdf)&quot;)" office:value-type="string" office:string-value="[Catie](https://gotmax23.github.io/8G-Bingo-Cards/cards/13.pdf)" calcext:value-type="string">
            <text:p>[Catie](https://gotmax23.github.io/8G-Bingo-Cards/cards/13.pdf)</text:p>
          </table:table-cell>
          <table:table-cell table:number-columns-repeated="5"/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office:value-type="string" calcext:value-type="string">
            <text:p>Ilana</text:p>
          </table:table-cell>
          <table:table-cell table:formula="of:=CONCATENATE(&quot;mv &quot;; [.A14];&quot;.pdf&quot;;&quot; &quot;;[.B14];&quot;.pdf&quot;)" office:value-type="string" office:string-value="mv 14.pdf Ilana.pdf" calcext:value-type="string">
            <text:p>mv 14.pdf Ilana.pdf</text:p>
          </table:table-cell>
          <table:table-cell/>
          <table:table-cell table:formula="of:=CONCATENATE(&quot;[&quot;;[.B14];&quot;]&quot;;&quot;(&quot;;&quot;https://gotmax23.github.io/8G-Bingo-Cards/cards/&quot;;[.A14];&quot;.pdf)&quot;)" office:value-type="string" office:string-value="[Ilana](https://gotmax23.github.io/8G-Bingo-Cards/cards/14.pdf)" calcext:value-type="string">
            <text:p>[Ilana](https://gotmax23.github.io/8G-Bingo-Cards/cards/14.pdf)</text:p>
          </table:table-cell>
          <table:table-cell table:number-columns-repeated="5"/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office:value-type="string" calcext:value-type="string">
            <text:p>Maxwell</text:p>
          </table:table-cell>
          <table:table-cell table:formula="of:=CONCATENATE(&quot;mv &quot;; [.A15];&quot;.pdf&quot;;&quot; &quot;;[.B15];&quot;.pdf&quot;)" office:value-type="string" office:string-value="mv 15.pdf Maxwell.pdf" calcext:value-type="string">
            <text:p>mv 15.pdf Maxwell.pdf</text:p>
          </table:table-cell>
          <table:table-cell/>
          <table:table-cell table:formula="of:=CONCATENATE(&quot;[&quot;;[.B15];&quot;]&quot;;&quot;(&quot;;&quot;https://gotmax23.github.io/8G-Bingo-Cards/cards/&quot;;[.A15];&quot;.pdf)&quot;)" office:value-type="string" office:string-value="[Maxwell](https://gotmax23.github.io/8G-Bingo-Cards/cards/15.pdf)" calcext:value-type="string">
            <text:p>[Maxwell](https://gotmax23.github.io/8G-Bingo-Cards/cards/15.pdf)</text:p>
          </table:table-cell>
          <table:table-cell table:number-columns-repeated="5"/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office:value-type="string" calcext:value-type="string">
            <text:p>Mitchell</text:p>
          </table:table-cell>
          <table:table-cell table:formula="of:=CONCATENATE(&quot;mv &quot;; [.A16];&quot;.pdf&quot;;&quot; &quot;;[.B16];&quot;.pdf&quot;)" office:value-type="string" office:string-value="mv 16.pdf Mitchell.pdf" calcext:value-type="string">
            <text:p>mv 16.pdf Mitchell.pdf</text:p>
          </table:table-cell>
          <table:table-cell/>
          <table:table-cell table:formula="of:=CONCATENATE(&quot;[&quot;;[.B16];&quot;]&quot;;&quot;(&quot;;&quot;https://gotmax23.github.io/8G-Bingo-Cards/cards/&quot;;[.A16];&quot;.pdf)&quot;)" office:value-type="string" office:string-value="[Mitchell](https://gotmax23.github.io/8G-Bingo-Cards/cards/16.pdf)" calcext:value-type="string">
            <text:p>[Mitchell](https://gotmax23.github.io/8G-Bingo-Cards/cards/16.pdf)</text:p>
          </table:table-cell>
          <table:table-cell table:number-columns-repeated="5"/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office:value-type="string" calcext:value-type="string">
            <text:p>Ezra</text:p>
          </table:table-cell>
          <table:table-cell table:formula="of:=CONCATENATE(&quot;mv &quot;; [.A17];&quot;.pdf&quot;;&quot; &quot;;[.B17];&quot;.pdf&quot;)" office:value-type="string" office:string-value="mv 17.pdf Ezra.pdf" calcext:value-type="string">
            <text:p>mv 17.pdf Ezra.pdf</text:p>
          </table:table-cell>
          <table:table-cell/>
          <table:table-cell table:formula="of:=CONCATENATE(&quot;[&quot;;[.B17];&quot;]&quot;;&quot;(&quot;;&quot;https://gotmax23.github.io/8G-Bingo-Cards/cards/&quot;;[.A17];&quot;.pdf)&quot;)" office:value-type="string" office:string-value="[Ezra](https://gotmax23.github.io/8G-Bingo-Cards/cards/17.pdf)" calcext:value-type="string">
            <text:p>[Ezra](https://gotmax23.github.io/8G-Bingo-Cards/cards/17.pdf)</text:p>
          </table:table-cell>
          <table:table-cell table:number-columns-repeated="5"/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office:value-type="string" calcext:value-type="string">
            <text:p>Ryan</text:p>
          </table:table-cell>
          <table:table-cell table:formula="of:=CONCATENATE(&quot;mv &quot;; [.A18];&quot;.pdf&quot;;&quot; &quot;;[.B18];&quot;.pdf&quot;)" office:value-type="string" office:string-value="mv 18.pdf Ryan.pdf" calcext:value-type="string">
            <text:p>mv 18.pdf Ryan.pdf</text:p>
          </table:table-cell>
          <table:table-cell/>
          <table:table-cell table:formula="of:=CONCATENATE(&quot;[&quot;;[.B18];&quot;]&quot;;&quot;(&quot;;&quot;https://gotmax23.github.io/8G-Bingo-Cards/cards/&quot;;[.A18];&quot;.pdf)&quot;)" office:value-type="string" office:string-value="[Ryan](https://gotmax23.github.io/8G-Bingo-Cards/cards/18.pdf)" calcext:value-type="string">
            <text:p>[Ryan](https://gotmax23.github.io/8G-Bingo-Cards/cards/18.pdf)</text:p>
          </table:table-cell>
          <table:table-cell table:number-columns-repeated="5"/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office:value-type="string" calcext:value-type="string">
            <text:p>Maya</text:p>
          </table:table-cell>
          <table:table-cell table:formula="of:=CONCATENATE(&quot;mv &quot;; [.A19];&quot;.pdf&quot;;&quot; &quot;;[.B19];&quot;.pdf&quot;)" office:value-type="string" office:string-value="mv 19.pdf Maya.pdf" calcext:value-type="string">
            <text:p>mv 19.pdf Maya.pdf</text:p>
          </table:table-cell>
          <table:table-cell/>
          <table:table-cell table:formula="of:=CONCATENATE(&quot;[&quot;;[.B19];&quot;]&quot;;&quot;(&quot;;&quot;https://gotmax23.github.io/8G-Bingo-Cards/cards/&quot;;[.A19];&quot;.pdf)&quot;)" office:value-type="string" office:string-value="[Maya](https://gotmax23.github.io/8G-Bingo-Cards/cards/19.pdf)" calcext:value-type="string">
            <text:p>[Maya](https://gotmax23.github.io/8G-Bingo-Cards/cards/19.pdf)</text:p>
          </table:table-cell>
          <table:table-cell table:number-columns-repeated="5"/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table:formula="of:=CONCATENATE(&quot;mv &quot;; [.A20];&quot;.pdf&quot;;&quot; &quot;;[.B20];&quot;.pdf&quot;)" office:value-type="string" office:string-value="mv 20.pdf Adam.pdf" calcext:value-type="string">
            <text:p>mv 20.pdf Adam.pdf</text:p>
          </table:table-cell>
          <table:table-cell/>
          <table:table-cell table:formula="of:=CONCATENATE(&quot;[&quot;;[.B20];&quot;]&quot;;&quot;(&quot;;&quot;https://gotmax23.github.io/8G-Bingo-Cards/cards/&quot;;[.A20];&quot;.pdf)&quot;)" office:value-type="string" office:string-value="[Adam](https://gotmax23.github.io/8G-Bingo-Cards/cards/20.pdf)" calcext:value-type="string">
            <text:p>[Adam](https://gotmax23.github.io/8G-Bingo-Cards/cards/20.pdf)</text:p>
          </table:table-cell>
          <table:table-cell table:number-columns-repeated="5"/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office:value-type="string" calcext:value-type="string">
            <text:p>Rotem</text:p>
          </table:table-cell>
          <table:table-cell table:formula="of:=CONCATENATE(&quot;mv &quot;; [.A21];&quot;.pdf&quot;;&quot; &quot;;[.B21];&quot;.pdf&quot;)" office:value-type="string" office:string-value="mv 21.pdf Rotem.pdf" calcext:value-type="string">
            <text:p>mv 21.pdf Rotem.pdf</text:p>
          </table:table-cell>
          <table:table-cell/>
          <table:table-cell table:formula="of:=CONCATENATE(&quot;[&quot;;[.B21];&quot;]&quot;;&quot;(&quot;;&quot;https://gotmax23.github.io/8G-Bingo-Cards/cards/&quot;;[.A21];&quot;.pdf)&quot;)" office:value-type="string" office:string-value="[Rotem](https://gotmax23.github.io/8G-Bingo-Cards/cards/21.pdf)" calcext:value-type="string">
            <text:p>[Rotem](https://gotmax23.github.io/8G-Bingo-Cards/cards/21.pdf)</text:p>
          </table:table-cell>
          <table:table-cell table:number-columns-repeated="5"/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office:value-type="string" calcext:value-type="string">
            <text:p>Simon</text:p>
          </table:table-cell>
          <table:table-cell table:formula="of:=CONCATENATE(&quot;mv &quot;; [.A22];&quot;.pdf&quot;;&quot; &quot;;[.B22];&quot;.pdf&quot;)" office:value-type="string" office:string-value="mv 22.pdf Simon.pdf" calcext:value-type="string">
            <text:p>mv 22.pdf Simon.pdf</text:p>
          </table:table-cell>
          <table:table-cell/>
          <table:table-cell table:formula="of:=CONCATENATE(&quot;[&quot;;[.B22];&quot;]&quot;;&quot;(&quot;;&quot;https://gotmax23.github.io/8G-Bingo-Cards/cards/&quot;;[.A22];&quot;.pdf)&quot;)" office:value-type="string" office:string-value="[Simon](https://gotmax23.github.io/8G-Bingo-Cards/cards/22.pdf)" calcext:value-type="string">
            <text:p>[Simon](https://gotmax23.github.io/8G-Bingo-Cards/cards/22.pdf)</text:p>
          </table:table-cell>
          <table:table-cell table:number-columns-repeated="5"/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office:value-type="string" calcext:value-type="string">
            <text:p>Annie</text:p>
          </table:table-cell>
          <table:table-cell table:formula="of:=CONCATENATE(&quot;mv &quot;; [.A23];&quot;.pdf&quot;;&quot; &quot;;[.B23];&quot;.pdf&quot;)" office:value-type="string" office:string-value="mv 23.pdf Annie.pdf" calcext:value-type="string">
            <text:p>mv 23.pdf Annie.pdf</text:p>
          </table:table-cell>
          <table:table-cell/>
          <table:table-cell table:formula="of:=CONCATENATE(&quot;[&quot;;[.B23];&quot;]&quot;;&quot;(&quot;;&quot;https://gotmax23.github.io/8G-Bingo-Cards/cards/&quot;;[.A23];&quot;.pdf)&quot;)" office:value-type="string" office:string-value="[Annie](https://gotmax23.github.io/8G-Bingo-Cards/cards/23.pdf)" calcext:value-type="string">
            <text:p>[Annie](https://gotmax23.github.io/8G-Bingo-Cards/cards/23.pdf)</text:p>
          </table:table-cell>
          <table:table-cell table:number-columns-repeated="5"/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office:value-type="string" calcext:value-type="string">
            <text:p>Ruby</text:p>
          </table:table-cell>
          <table:table-cell table:formula="of:=CONCATENATE(&quot;mv &quot;; [.A24];&quot;.pdf&quot;;&quot; &quot;;[.B24];&quot;.pdf&quot;)" office:value-type="string" office:string-value="mv 24.pdf Ruby.pdf" calcext:value-type="string">
            <text:p>mv 24.pdf Ruby.pdf</text:p>
          </table:table-cell>
          <table:table-cell/>
          <table:table-cell table:formula="of:=CONCATENATE(&quot;[&quot;;[.B24];&quot;]&quot;;&quot;(&quot;;&quot;https://gotmax23.github.io/8G-Bingo-Cards/cards/&quot;;[.A24];&quot;.pdf)&quot;)" office:value-type="string" office:string-value="[Ruby](https://gotmax23.github.io/8G-Bingo-Cards/cards/24.pdf)" calcext:value-type="string">
            <text:p>[Ruby](https://gotmax23.github.io/8G-Bingo-Cards/cards/24.pdf)</text:p>
          </table:table-cell>
          <table:table-cell table:number-columns-repeated="5"/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office:value-type="string" calcext:value-type="string">
            <text:p>Meira</text:p>
          </table:table-cell>
          <table:table-cell table:formula="of:=CONCATENATE(&quot;mv &quot;; [.A25];&quot;.pdf&quot;;&quot; &quot;;[.B25];&quot;.pdf&quot;)" office:value-type="string" office:string-value="mv 25.pdf Meira.pdf" calcext:value-type="string">
            <text:p>mv 25.pdf Meira.pdf</text:p>
          </table:table-cell>
          <table:table-cell/>
          <table:table-cell table:formula="of:=CONCATENATE(&quot;[&quot;;[.B25];&quot;]&quot;;&quot;(&quot;;&quot;https://gotmax23.github.io/8G-Bingo-Cards/cards/&quot;;[.A25];&quot;.pdf)&quot;)" office:value-type="string" office:string-value="[Meira](https://gotmax23.github.io/8G-Bingo-Cards/cards/25.pdf)" calcext:value-type="string">
            <text:p>[Meira](https://gotmax23.github.io/8G-Bingo-Cards/cards/25.pdf)</text:p>
          </table:table-cell>
          <table:table-cell table:number-columns-repeated="5"/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office:value-type="string" calcext:value-type="string">
            <text:p>Talia</text:p>
          </table:table-cell>
          <table:table-cell table:formula="of:=CONCATENATE(&quot;mv &quot;; [.A26];&quot;.pdf&quot;;&quot; &quot;;[.B26];&quot;.pdf&quot;)" office:value-type="string" office:string-value="mv 26.pdf Talia.pdf" calcext:value-type="string">
            <text:p>mv 26.pdf Talia.pdf</text:p>
          </table:table-cell>
          <table:table-cell/>
          <table:table-cell table:formula="of:=CONCATENATE(&quot;[&quot;;[.B26];&quot;]&quot;;&quot;(&quot;;&quot;https://gotmax23.github.io/8G-Bingo-Cards/cards/&quot;;[.A26];&quot;.pdf)&quot;)" office:value-type="string" office:string-value="[Talia](https://gotmax23.github.io/8G-Bingo-Cards/cards/26.pdf)" calcext:value-type="string">
            <text:p>[Talia](https://gotmax23.github.io/8G-Bingo-Cards/cards/26.pdf)</text:p>
          </table:table-cell>
          <table:table-cell table:number-columns-repeated="5"/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string" calcext:value-type="string">
            <text:p>Jacob</text:p>
          </table:table-cell>
          <table:table-cell table:formula="of:=CONCATENATE(&quot;mv &quot;; [.A27];&quot;.pdf&quot;;&quot; &quot;;[.B27];&quot;.pdf&quot;)" office:value-type="string" office:string-value="mv 27.pdf Jacob.pdf" calcext:value-type="string">
            <text:p>mv 27.pdf Jacob.pdf</text:p>
          </table:table-cell>
          <table:table-cell/>
          <table:table-cell table:formula="of:=CONCATENATE(&quot;[&quot;;[.B27];&quot;]&quot;;&quot;(&quot;;&quot;https://gotmax23.github.io/8G-Bingo-Cards/cards/&quot;;[.A27];&quot;.pdf)&quot;)" office:value-type="string" office:string-value="[Jacob](https://gotmax23.github.io/8G-Bingo-Cards/cards/27.pdf)" calcext:value-type="string">
            <text:p>[Jacob](https://gotmax23.github.io/8G-Bingo-Cards/cards/27.pdf)</text:p>
          </table:table-cell>
          <table:table-cell table:number-columns-repeated="5"/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office:value-type="string" calcext:value-type="string">
            <text:p>Rebecca</text:p>
          </table:table-cell>
          <table:table-cell table:formula="of:=CONCATENATE(&quot;mv &quot;; [.A28];&quot;.pdf&quot;;&quot; &quot;;[.B28];&quot;.pdf&quot;)" office:value-type="string" office:string-value="mv 28.pdf Rebecca.pdf" calcext:value-type="string">
            <text:p>mv 28.pdf Rebecca.pdf</text:p>
          </table:table-cell>
          <table:table-cell/>
          <table:table-cell table:formula="of:=CONCATENATE(&quot;[&quot;;[.B28];&quot;]&quot;;&quot;(&quot;;&quot;https://gotmax23.github.io/8G-Bingo-Cards/cards/&quot;;[.A28];&quot;.pdf)&quot;)" office:value-type="string" office:string-value="[Rebecca](https://gotmax23.github.io/8G-Bingo-Cards/cards/28.pdf)" calcext:value-type="string">
            <text:p>[Rebecca](https://gotmax23.github.io/8G-Bingo-Cards/cards/28.pdf)</text:p>
          </table:table-cell>
          <table:table-cell table:number-columns-repeated="5"/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office:value-type="string" calcext:value-type="string">
            <text:p>Olivia</text:p>
          </table:table-cell>
          <table:table-cell table:formula="of:=CONCATENATE(&quot;mv &quot;; [.A29];&quot;.pdf&quot;;&quot; &quot;;[.B29];&quot;.pdf&quot;)" office:value-type="string" office:string-value="mv 29.pdf Olivia.pdf" calcext:value-type="string">
            <text:p>mv 29.pdf Olivia.pdf</text:p>
          </table:table-cell>
          <table:table-cell/>
          <table:table-cell table:formula="of:=CONCATENATE(&quot;[&quot;;[.B29];&quot;]&quot;;&quot;(&quot;;&quot;https://gotmax23.github.io/8G-Bingo-Cards/cards/&quot;;[.A29];&quot;.pdf)&quot;)" office:value-type="string" office:string-value="[Olivia](https://gotmax23.github.io/8G-Bingo-Cards/cards/29.pdf)" calcext:value-type="string">
            <text:p>[Olivia](https://gotmax23.github.io/8G-Bingo-Cards/cards/29.pdf)</text:p>
          </table:table-cell>
          <table:table-cell table:number-columns-repeated="5"/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office:value-type="string" calcext:value-type="string">
            <text:p>Ben</text:p>
          </table:table-cell>
          <table:table-cell table:formula="of:=CONCATENATE(&quot;mv &quot;; [.A30];&quot;.pdf&quot;;&quot; &quot;;[.B30];&quot;.pdf&quot;)" office:value-type="string" office:string-value="mv 30.pdf Ben.pdf" calcext:value-type="string">
            <text:p>mv 30.pdf Ben.pdf</text:p>
          </table:table-cell>
          <table:table-cell/>
          <table:table-cell table:formula="of:=CONCATENATE(&quot;[&quot;;[.B30];&quot;]&quot;;&quot;(&quot;;&quot;https://gotmax23.github.io/8G-Bingo-Cards/cards/&quot;;[.A30];&quot;.pdf)&quot;)" office:value-type="string" office:string-value="[Ben](https://gotmax23.github.io/8G-Bingo-Cards/cards/30.pdf)" calcext:value-type="string">
            <text:p>[Ben](https://gotmax23.github.io/8G-Bingo-Cards/cards/30.pdf)</text:p>
          </table:table-cell>
          <table:table-cell table:number-columns-repeated="5"/>
        </table:table-row>
        <table:table-row table:style-name="ro1">
          <table:table-cell table:formula="of:=ROW([.A31])" office:value-type="float" office:value="31" calcext:value-type="float">
            <text:p>31</text:p>
          </table:table-cell>
          <table:table-cell office:value-type="string" calcext:value-type="string">
            <text:p>Hannah</text:p>
          </table:table-cell>
          <table:table-cell table:formula="of:=CONCATENATE(&quot;mv &quot;; [.A31];&quot;.pdf&quot;;&quot; &quot;;[.B31];&quot;.pdf&quot;)" office:value-type="string" office:string-value="mv 31.pdf Hannah.pdf" calcext:value-type="string">
            <text:p>mv 31.pdf Hannah.pdf</text:p>
          </table:table-cell>
          <table:table-cell/>
          <table:table-cell table:formula="of:=CONCATENATE(&quot;[&quot;;[.B31];&quot;]&quot;;&quot;(&quot;;&quot;https://gotmax23.github.io/8G-Bingo-Cards/cards/&quot;;[.A31];&quot;.pdf)&quot;)" office:value-type="string" office:string-value="[Hannah](https://gotmax23.github.io/8G-Bingo-Cards/cards/31.pdf)" calcext:value-type="string">
            <text:p>[Hannah](https://gotmax23.github.io/8G-Bingo-Cards/cards/31.pdf)</text:p>
          </table:table-cell>
          <table:table-cell table:number-columns-repeated="5"/>
        </table:table-row>
        <table:table-row table:style-name="ro1">
          <table:table-cell table:formula="of:=ROW([.A32])" office:value-type="float" office:value="32" calcext:value-type="float">
            <text:p>32</text:p>
          </table:table-cell>
          <table:table-cell office:value-type="string" calcext:value-type="string">
            <text:p>Yonah</text:p>
          </table:table-cell>
          <table:table-cell table:formula="of:=CONCATENATE(&quot;mv &quot;; [.A32];&quot;.pdf&quot;;&quot; &quot;;[.B32];&quot;.pdf&quot;)" office:value-type="string" office:string-value="mv 32.pdf Yonah.pdf" calcext:value-type="string">
            <text:p>mv 32.pdf Yonah.pdf</text:p>
          </table:table-cell>
          <table:table-cell/>
          <table:table-cell table:formula="of:=CONCATENATE(&quot;[&quot;;[.B32];&quot;]&quot;;&quot;(&quot;;&quot;https://gotmax23.github.io/8G-Bingo-Cards/cards/&quot;;[.A32];&quot;.pdf)&quot;)" office:value-type="string" office:string-value="[Yonah](https://gotmax23.github.io/8G-Bingo-Cards/cards/32.pdf)" calcext:value-type="string">
            <text:p>[Yonah](https://gotmax23.github.io/8G-Bingo-Cards/cards/32.pdf)</text:p>
          </table:table-cell>
          <table:table-cell table:number-columns-repeated="5"/>
        </table:table-row>
        <table:table-row table:style-name="ro1">
          <table:table-cell table:formula="of:=ROW([.A33])" office:value-type="float" office:value="33" calcext:value-type="float">
            <text:p>33</text:p>
          </table:table-cell>
          <table:table-cell office:value-type="string" calcext:value-type="string">
            <text:p>Jordana</text:p>
          </table:table-cell>
          <table:table-cell table:formula="of:=CONCATENATE(&quot;mv &quot;; [.A33];&quot;.pdf&quot;;&quot; &quot;;[.B33];&quot;.pdf&quot;)" office:value-type="string" office:string-value="mv 33.pdf Jordana.pdf" calcext:value-type="string">
            <text:p>mv 33.pdf Jordana.pdf</text:p>
          </table:table-cell>
          <table:table-cell/>
          <table:table-cell table:formula="of:=CONCATENATE(&quot;[&quot;;[.B33];&quot;]&quot;;&quot;(&quot;;&quot;https://gotmax23.github.io/8G-Bingo-Cards/cards/&quot;;[.A33];&quot;.pdf)&quot;)" office:value-type="string" office:string-value="[Jordana](https://gotmax23.github.io/8G-Bingo-Cards/cards/33.pdf)" calcext:value-type="string">
            <text:p>[Jordana](https://gotmax23.github.io/8G-Bingo-Cards/cards/33.pdf)</text:p>
          </table:table-cell>
          <table:table-cell table:number-columns-repeated="5"/>
        </table:table-row>
        <table:table-row table:style-name="ro1">
          <table:table-cell table:formula="of:=ROW([.A34])" office:value-type="float" office:value="34" calcext:value-type="float">
            <text:p>34</text:p>
          </table:table-cell>
          <table:table-cell office:value-type="string" calcext:value-type="string">
            <text:p>Issy</text:p>
          </table:table-cell>
          <table:table-cell table:formula="of:=CONCATENATE(&quot;mv &quot;; [.A34];&quot;.pdf&quot;;&quot; &quot;;[.B34];&quot;.pdf&quot;)" office:value-type="string" office:string-value="mv 34.pdf Issy.pdf" calcext:value-type="string">
            <text:p>mv 34.pdf Issy.pdf</text:p>
          </table:table-cell>
          <table:table-cell/>
          <table:table-cell table:formula="of:=CONCATENATE(&quot;[&quot;;[.B34];&quot;]&quot;;&quot;(&quot;;&quot;https://gotmax23.github.io/8G-Bingo-Cards/cards/&quot;;[.A34];&quot;.pdf)&quot;)" office:value-type="string" office:string-value="[Issy](https://gotmax23.github.io/8G-Bingo-Cards/cards/34.pdf)" calcext:value-type="string">
            <text:p>[Issy](https://gotmax23.github.io/8G-Bingo-Cards/cards/34.pdf)</text:p>
          </table:table-cell>
          <table:table-cell table:number-columns-repeated="5"/>
        </table:table-row>
        <table:table-row table:style-name="ro1">
          <table:table-cell table:formula="of:=ROW([.A35])" office:value-type="float" office:value="35" calcext:value-type="float">
            <text:p>35</text:p>
          </table:table-cell>
          <table:table-cell office:value-type="string" calcext:value-type="string">
            <text:p>Ophir</text:p>
          </table:table-cell>
          <table:table-cell table:formula="of:=CONCATENATE(&quot;mv &quot;; [.A35];&quot;.pdf&quot;;&quot; &quot;;[.B35];&quot;.pdf&quot;)" office:value-type="string" office:string-value="mv 35.pdf Ophir.pdf" calcext:value-type="string">
            <text:p>mv 35.pdf Ophir.pdf</text:p>
          </table:table-cell>
          <table:table-cell/>
          <table:table-cell table:formula="of:=CONCATENATE(&quot;[&quot;;[.B35];&quot;]&quot;;&quot;(&quot;;&quot;https://gotmax23.github.io/8G-Bingo-Cards/cards/&quot;;[.A35];&quot;.pdf)&quot;)" office:value-type="string" office:string-value="[Ophir](https://gotmax23.github.io/8G-Bingo-Cards/cards/35.pdf)" calcext:value-type="string">
            <text:p>[Ophir](https://gotmax23.github.io/8G-Bingo-Cards/cards/35.pdf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5:10:17.225556182</meta:creation-date>
    <dc:date>2020-05-12T16:32:53.786028430</dc:date>
    <meta:editing-duration>PT18M4S</meta:editing-duration>
    <meta:editing-cycles>1</meta:editing-cycles>
    <meta:document-statistic meta:table-count="1" meta:cell-count="141" meta:object-count="0"/>
    <meta:generator>LibreOffice/6.4.3.2$Linux_X86_64 LibreOffice_project/40$Build-2</meta:generator>
  </office:meta>
</office:document-meta>
</file>